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0.996cm" svg:y="1.692cm" draw:caption-point-x="-1.35cm" draw:caption-point-y="-1.682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36">
            <text:p>136</text:p>
          </table:table-cell>
          <table:table-cell table:style-name="ce9" table:formula="of:=COUNTA([.I2:.L46])" office:value-type="float" office:value="44">
            <text:p>44</text:p>
          </table:table-cell>
          <table:table-cell table:style-name="ce17" table:formula="of:=[.P2]/[.N2]" office:value-type="percentage" office:value="0.244444444444444">
            <text:p>24,44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 office:value-type="string">
            <text:p>View-finacial-categories</text:p>
          </table:table-cell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View-income</text:p>
          </table:table-cell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 office:value-type="string">
            <text:p>View-expenses</text:p>
          </table:table-cell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 office:value-type="string">
            <text:p>View-financial-forcast</text:p>
          </table:table-cell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10-08-2010</text:date>, <text:time>02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6</meta:editing-cycles>
    <dc:date>2010-08-10T02:00:00</dc:date>
    <meta:creation-date>2009-06-08T20:46:30</meta:creation-date>
    <meta:editing-duration>PT26H56M37S</meta:editing-duration>
    <meta:document-statistic meta:table-count="3" meta:cell-count="301" meta:object-count="0"/>
    <meta:user-defined meta:name="qrichtext">1</meta:user-defined>
  </office:meta>
</office:document-meta>
</file>